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4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5cm"/>
    </style:style>
    <style:style style:name="gr7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c0c0c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solid" draw:fill-color="#94bd5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1" draw:layer="layout" svg:width="2cm" svg:height="1cm" svg:x="2cm" svg:y="3.463cm">
          <text:p text:style-name="P1">p0</text:p>
        </draw:rect>
        <draw:rect draw:style-name="gr1" draw:text-style-name="P1" draw:id="id6" draw:layer="layout" svg:width="2cm" svg:height="1cm" svg:x="2cm" svg:y="4.463cm">
          <text:p text:style-name="P1">p1</text:p>
        </draw:rect>
        <draw:rect draw:style-name="gr1" draw:text-style-name="P1" draw:id="id2" draw:layer="layout" svg:width="2cm" svg:height="1cm" svg:x="2cm" svg:y="5.463cm">
          <text:p text:style-name="P1">p2</text:p>
        </draw:rect>
        <draw:rect draw:style-name="gr1" draw:text-style-name="P1" draw:id="id9" draw:layer="layout" svg:width="2cm" svg:height="1cm" svg:x="2cm" svg:y="6.463cm">
          <text:p text:style-name="P1">p3</text:p>
        </draw:rect>
        <draw:rect draw:style-name="gr1" draw:text-style-name="P1" draw:id="id4" draw:layer="layout" svg:width="2cm" svg:height="1cm" svg:x="2cm" svg:y="7.463cm">
          <text:p text:style-name="P1">p4</text:p>
        </draw:rect>
        <draw:rect draw:style-name="gr2" draw:text-style-name="P1" draw:id="id10" draw:layer="layout" svg:width="2cm" svg:height="1cm" svg:x="7.018cm" svg:y="2cm">
          <text:p text:style-name="P1">0</text:p>
        </draw:rect>
        <draw:rect draw:style-name="gr2" draw:text-style-name="P1" draw:id="id12" draw:layer="layout" svg:width="2cm" svg:height="1cm" svg:x="7.018cm" svg:y="3cm">
          <text:p text:style-name="P1">1</text:p>
        </draw:rect>
        <draw:rect draw:style-name="gr2" draw:text-style-name="P1" draw:id="id1" draw:layer="layout" svg:width="2cm" svg:height="1cm" svg:x="7.018cm" svg:y="4cm">
          <text:p text:style-name="P1">2</text:p>
        </draw:rect>
        <draw:rect draw:style-name="gr2" draw:text-style-name="P1" draw:id="id5" draw:layer="layout" svg:width="2cm" svg:height="1cm" svg:x="7cm" svg:y="6cm">
          <text:p text:style-name="P1">1</text:p>
        </draw:rect>
        <draw:rect draw:style-name="gr2" draw:text-style-name="P1" draw:id="id7" draw:layer="layout" svg:width="2cm" svg:height="1cm" svg:x="7cm" svg:y="7cm">
          <text:p text:style-name="P1">2</text:p>
        </draw:rect>
        <draw:rect draw:style-name="gr2" draw:text-style-name="P1" draw:id="id8" draw:layer="layout" svg:width="2cm" svg:height="1cm" svg:x="7cm" svg:y="8cm">
          <text:p text:style-name="P1">3</text:p>
        </draw:rect>
        <draw:rect draw:style-name="gr2" draw:text-style-name="P1" draw:id="id3" draw:layer="layout" svg:width="2cm" svg:height="1cm" svg:x="7cm" svg:y="9cm">
          <text:p text:style-name="P1">4</text:p>
        </draw:rect>
        <draw:connector draw:style-name="gr3" draw:text-style-name="P1" draw:layer="layout" draw:type="curve" svg:x1="7.018cm" svg:y1="4.5cm" svg:x2="4cm" svg:y2="5.963cm" draw:start-shape="id1" draw:start-glue-point="3" draw:end-shape="id2" svg:d="m7018 4500c-2263 0-755 1463-3018 1463">
          <text:p/>
        </draw:connector>
        <draw:connector draw:style-name="gr3" draw:text-style-name="P1" draw:layer="layout" draw:type="curve" svg:x1="7cm" svg:y1="9.5cm" svg:x2="4cm" svg:y2="7.963cm" draw:start-shape="id3" draw:start-glue-point="3" draw:end-shape="id4" draw:end-glue-point="1" svg:d="m7000 9500c-2250 0-750-1537-3000-1537">
          <text:p/>
        </draw:connector>
        <draw:connector draw:style-name="gr3" draw:text-style-name="P1" draw:layer="layout" draw:type="curve" svg:x1="7cm" svg:y1="6.5cm" svg:x2="4cm" svg:y2="4.963cm" draw:start-shape="id5" draw:start-glue-point="3" draw:end-shape="id6" draw:end-glue-point="1" svg:d="m7000 6500c-2250 0-750-1537-3000-1537">
          <text:p/>
        </draw:connector>
        <draw:connector draw:style-name="gr3" draw:text-style-name="P1" draw:layer="layout" draw:type="curve" svg:x1="7cm" svg:y1="7.5cm" svg:x2="4cm" svg:y2="5.963cm" draw:start-shape="id7" draw:start-glue-point="3" draw:end-shape="id2" draw:end-glue-point="1" svg:d="m7000 7500c-2250 0-750-1537-3000-1537">
          <text:p/>
        </draw:connector>
        <draw:connector draw:style-name="gr3" draw:text-style-name="P1" draw:layer="layout" draw:type="curve" svg:x1="7cm" svg:y1="8.5cm" svg:x2="4cm" svg:y2="6.963cm" draw:start-shape="id8" draw:start-glue-point="3" draw:end-shape="id9" svg:d="m7000 8500c-2250 0-750-1537-3000-1537">
          <text:p/>
        </draw:connector>
        <draw:connector draw:style-name="gr3" draw:text-style-name="P1" draw:layer="layout" draw:type="curve" svg:x1="7.018cm" svg:y1="2.5cm" svg:x2="4cm" svg:y2="3.963cm" draw:start-shape="id10" draw:start-glue-point="3" draw:end-shape="id11" draw:end-glue-point="1" svg:d="m7018 2500c-2263 0-755 1463-3018 1463">
          <text:p/>
        </draw:connector>
        <draw:connector draw:style-name="gr3" draw:text-style-name="P1" draw:layer="layout" draw:type="curve" svg:x1="7.018cm" svg:y1="3.5cm" svg:x2="4cm" svg:y2="4.963cm" draw:start-shape="id12" draw:start-glue-point="3" draw:end-shape="id6" draw:end-glue-point="1" svg:d="m7018 3500c-2263 0-755 1463-3018 1463">
          <text:p/>
        </draw:connector>
        <draw:rect draw:style-name="gr2" draw:text-style-name="P1" draw:id="id13" draw:layer="layout" svg:width="2cm" svg:height="1cm" svg:x="26.5cm" svg:y="2cm">
          <text:p text:style-name="P1">0</text:p>
        </draw:rect>
        <draw:rect draw:style-name="gr2" draw:text-style-name="P1" draw:id="id15" draw:layer="layout" svg:width="2cm" svg:height="1cm" svg:x="26.5cm" svg:y="3cm">
          <text:p text:style-name="P1">1</text:p>
        </draw:rect>
        <draw:rect draw:style-name="gr2" draw:text-style-name="P1" draw:id="id17" draw:layer="layout" svg:width="2cm" svg:height="1cm" svg:x="26.5cm" svg:y="4cm">
          <text:p text:style-name="P1">2</text:p>
        </draw:rect>
        <draw:rect draw:style-name="gr2" draw:text-style-name="P1" draw:id="id19" draw:layer="layout" svg:width="2cm" svg:height="1cm" svg:x="26.5cm" svg:y="6cm">
          <text:p text:style-name="P1">3</text:p>
        </draw:rect>
        <draw:rect draw:style-name="gr2" draw:text-style-name="P1" draw:id="id21" draw:layer="layout" svg:width="2cm" svg:height="1cm" svg:x="26.5cm" svg:y="7cm">
          <text:p text:style-name="P1">4</text:p>
        </draw:rect>
        <draw:rect draw:style-name="gr2" draw:text-style-name="P1" draw:id="id23" draw:layer="layout" svg:width="2cm" svg:height="1cm" svg:x="26.5cm" svg:y="8cm">
          <text:p text:style-name="P1">5</text:p>
        </draw:rect>
        <draw:rect draw:style-name="gr2" draw:text-style-name="P1" draw:id="id25" draw:layer="layout" svg:width="2cm" svg:height="1cm" svg:x="26.5cm" svg:y="9cm">
          <text:p text:style-name="P1">6</text:p>
        </draw:rect>
        <draw:connector draw:style-name="gr3" draw:text-style-name="P1" draw:layer="layout" draw:type="curve" svg:x1="26.5cm" svg:y1="2.5cm" svg:x2="24.5cm" svg:y2="3cm" draw:start-shape="id13" draw:end-shape="id14" draw:end-glue-point="1" svg:d="m26500 2500c-1500 0-500 500-2000 500">
          <text:p/>
        </draw:connector>
        <draw:connector draw:style-name="gr3" draw:text-style-name="P1" draw:layer="layout" draw:type="curve" svg:x1="26.5cm" svg:y1="3.5cm" svg:x2="24.5cm" svg:y2="4cm" draw:start-shape="id15" draw:end-shape="id16" draw:end-glue-point="1" svg:d="m26500 3500c-1500 0-500 500-2000 500">
          <text:p/>
        </draw:connector>
        <draw:connector draw:style-name="gr3" draw:text-style-name="P1" draw:layer="layout" draw:type="curve" svg:x1="26.5cm" svg:y1="4.5cm" svg:x2="24.5cm" svg:y2="5cm" draw:start-shape="id17" draw:start-glue-point="3" draw:end-shape="id18" draw:end-glue-point="1" svg:d="m26500 4500c-1500 0-500 500-2000 500">
          <text:p/>
        </draw:connector>
        <draw:connector draw:style-name="gr3" draw:text-style-name="P1" draw:layer="layout" draw:type="curve" svg:x1="26.5cm" svg:y1="6.5cm" svg:x2="24.5cm" svg:y2="6cm" draw:start-shape="id19" draw:start-glue-point="3" draw:end-shape="id20" svg:d="m26500 6500c-1500 0-500-500-2000-500">
          <text:p/>
        </draw:connector>
        <draw:connector draw:style-name="gr3" draw:text-style-name="P1" draw:layer="layout" draw:type="curve" svg:x1="26.5cm" svg:y1="7.5cm" svg:x2="24.5cm" svg:y2="7cm" draw:start-shape="id21" draw:start-glue-point="3" draw:end-shape="id22" draw:end-glue-point="1" svg:d="m26500 7500c-1500 0-500-500-2000-500">
          <text:p/>
        </draw:connector>
        <draw:connector draw:style-name="gr3" draw:text-style-name="P1" draw:layer="layout" draw:type="curve" svg:x1="26.5cm" svg:y1="8.5cm" svg:x2="24.5cm" svg:y2="8cm" draw:start-shape="id23" draw:start-glue-point="3" draw:end-shape="id24" svg:d="m26500 8500c-1500 0-500-500-2000-500">
          <text:p/>
        </draw:connector>
        <draw:connector draw:style-name="gr3" draw:text-style-name="P1" draw:layer="layout" draw:type="curve" svg:x1="26.5cm" svg:y1="9.5cm" svg:x2="24.5cm" svg:y2="9cm" draw:start-shape="id25" draw:start-glue-point="3" draw:end-shape="id26" draw:end-glue-point="1" svg:d="m26500 9500c-1500 0-500-500-2000-500">
          <text:p/>
        </draw:connector>
        <draw:frame draw:style-name="gr4" draw:text-style-name="P2" draw:layer="layout" svg:width="3cm" svg:height="0.963cm" svg:x="1.523cm" svg:y="2.5cm">
          <draw:text-box>
            <text:p text:style-name="P2">positions</text:p>
          </draw:text-box>
        </draw:frame>
        <draw:frame draw:style-name="gr5" draw:text-style-name="P1" draw:layer="layout" svg:width="2.018cm" svg:height="0.963cm" svg:x="7cm" svg:y="1cm">
          <draw:text-box>
            <text:p text:style-name="P1">faces</text:p>
          </draw:text-box>
        </draw:frame>
        <draw:frame draw:style-name="gr6" draw:text-style-name="P1" draw:layer="layout" svg:width="3cm" svg:height="0.963cm" svg:x="8.5cm" svg:y="1cm">
          <draw:text-box>
            <text:p text:style-name="P1">colors</text:p>
          </draw:text-box>
        </draw:frame>
        <draw:frame draw:style-name="gr5" draw:layer="layout" svg:width="2.018cm" svg:height="0.963cm" svg:x="26.482cm" svg:y="1.037cm">
          <draw:text-box>
            <text:p>faces</text:p>
          </draw:text-box>
        </draw:frame>
        <draw:frame draw:style-name="gr5" draw:layer="layout" svg:width="2.191cm" svg:height="0.963cm" svg:x="20.6cm" svg:y="1.537cm">
          <draw:text-box>
            <text:p>colors</text:p>
          </draw:text-box>
        </draw:frame>
        <draw:rect draw:style-name="gr7" draw:text-style-name="P1" draw:layer="layout" svg:width="2cm" svg:height="4cm" svg:x="9cm" svg:y="6cm">
          <text:p text:style-name="P1">yellow</text:p>
        </draw:rect>
        <draw:rect draw:style-name="gr7" draw:text-style-name="P1" draw:layer="layout" svg:width="2cm" svg:height="3cm" svg:x="9.018cm" svg:y="2cm">
          <text:p text:style-name="P1">red</text:p>
        </draw:rect>
        <draw:frame draw:style-name="gr5" draw:layer="layout" svg:width="3cm" svg:height="0.963cm" svg:x="17.6cm" svg:y="1.537cm">
          <draw:text-box>
            <text:p>positions</text:p>
          </draw:text-box>
        </draw:frame>
        <draw:rect draw:style-name="gr7" draw:text-style-name="P1" draw:layer="layout" svg:width="2cm" svg:height="1cm" svg:x="20.5cm" svg:y="2.5cm">
          <text:p text:style-name="P1">red</text:p>
        </draw:rect>
        <draw:rect draw:style-name="gr7" draw:text-style-name="P1" draw:layer="layout" svg:width="2cm" svg:height="1cm" svg:x="20.5cm" svg:y="5.5cm">
          <text:p text:style-name="P1">yellow</text:p>
        </draw:rect>
        <draw:rect draw:style-name="gr7" draw:text-style-name="P1" draw:layer="layout" svg:width="2cm" svg:height="1cm" svg:x="20.5cm" svg:y="4.5cm">
          <text:p text:style-name="P1">red</text:p>
        </draw:rect>
        <draw:rect draw:style-name="gr7" draw:text-style-name="P1" draw:layer="layout" svg:width="2cm" svg:height="1cm" svg:x="20.5cm" svg:y="3.5cm">
          <text:p text:style-name="P1">red</text:p>
        </draw:rect>
        <draw:rect draw:style-name="gr7" draw:text-style-name="P1" draw:layer="layout" svg:width="2cm" svg:height="1cm" svg:x="20.5cm" svg:y="6.5cm">
          <text:p text:style-name="P1">yellow</text:p>
        </draw:rect>
        <draw:rect draw:style-name="gr7" draw:text-style-name="P1" draw:layer="layout" svg:width="2cm" svg:height="1cm" svg:x="20.5cm" svg:y="7.5cm">
          <text:p text:style-name="P1">yellow</text:p>
        </draw:rect>
        <draw:rect draw:style-name="gr7" draw:text-style-name="P1" draw:layer="layout" svg:width="2cm" svg:height="1cm" svg:x="20.5cm" svg:y="8.5cm">
          <text:p text:style-name="P1">yellow</text:p>
        </draw:rect>
        <draw:custom-shape draw:style-name="gr8" draw:text-style-name="P1" draw:layer="layout" svg:width="3cm" svg:height="5cm" svg:x="14cm" svg:y="3cm">
          <text:p/>
          <draw:enhanced-geometry svg:viewBox="0 0 21600 21600" draw:text-areas="0 ?f0 ?f5 ?f2" draw:type="right-arrow" draw:modifiers="11213.8620459847 5243.431313737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2cm" svg:height="1cm" svg:x="18.5cm" svg:y="2.5cm">
          <text:p text:style-name="P1">p0</text:p>
        </draw:rect>
        <draw:rect draw:style-name="gr1" draw:text-style-name="P1" draw:layer="layout" svg:width="2cm" svg:height="1cm" svg:x="18.5cm" svg:y="5.5cm">
          <text:p text:style-name="P1">p1</text:p>
        </draw:rect>
        <draw:rect draw:style-name="gr1" draw:text-style-name="P1" draw:layer="layout" svg:width="2cm" svg:height="1cm" svg:x="18.5cm" svg:y="6.5cm">
          <text:p text:style-name="P1">p2</text:p>
        </draw:rect>
        <draw:rect draw:style-name="gr1" draw:text-style-name="P1" draw:layer="layout" svg:width="2cm" svg:height="1cm" svg:x="18.5cm" svg:y="7.5cm">
          <text:p text:style-name="P1">p3</text:p>
        </draw:rect>
        <draw:rect draw:style-name="gr1" draw:text-style-name="P1" draw:layer="layout" svg:width="2cm" svg:height="1cm" svg:x="18.5cm" svg:y="8.5cm">
          <text:p text:style-name="P1">p4</text:p>
        </draw:rect>
        <draw:rect draw:style-name="gr1" draw:text-style-name="P1" draw:layer="layout" svg:width="2cm" svg:height="1cm" svg:x="18.5cm" svg:y="3.5cm">
          <text:p text:style-name="P1">p1</text:p>
        </draw:rect>
        <draw:rect draw:style-name="gr1" draw:text-style-name="P1" draw:layer="layout" svg:width="2cm" svg:height="1cm" svg:x="18.5cm" svg:y="4.5cm">
          <text:p text:style-name="P1">p2</text:p>
        </draw:rect>
        <draw:rect draw:style-name="gr9" draw:text-style-name="P1" draw:layer="layout" svg:width="2cm" svg:height="3cm" svg:x="11cm" svg:y="2cm">
          <text:p text:style-name="P1">n0</text:p>
        </draw:rect>
        <draw:rect draw:style-name="gr9" draw:text-style-name="P1" draw:layer="layout" svg:width="2cm" svg:height="4cm" svg:x="11cm" svg:y="6cm">
          <text:p text:style-name="P1">n1</text:p>
        </draw:rect>
        <draw:rect draw:style-name="gr9" draw:text-style-name="P1" draw:id="id14" draw:layer="layout" svg:width="2cm" svg:height="1cm" svg:x="22.5cm" svg:y="2.5cm">
          <text:p text:style-name="P1">n0</text:p>
        </draw:rect>
        <draw:rect draw:style-name="gr9" draw:text-style-name="P1" draw:id="id16" draw:layer="layout" svg:width="2cm" svg:height="1cm" svg:x="22.5cm" svg:y="3.5cm">
          <text:p text:style-name="P1">n0</text:p>
        </draw:rect>
        <draw:rect draw:style-name="gr9" draw:text-style-name="P1" draw:id="id18" draw:layer="layout" svg:width="2cm" svg:height="1cm" svg:x="22.5cm" svg:y="4.5cm">
          <text:p text:style-name="P1">n0</text:p>
        </draw:rect>
        <draw:rect draw:style-name="gr9" draw:text-style-name="P1" draw:id="id20" draw:layer="layout" svg:width="2cm" svg:height="1cm" svg:x="22.5cm" svg:y="5.5cm">
          <text:p text:style-name="P1">n1</text:p>
        </draw:rect>
        <draw:rect draw:style-name="gr9" draw:text-style-name="P1" draw:id="id22" draw:layer="layout" svg:width="2cm" svg:height="1cm" svg:x="22.5cm" svg:y="6.5cm">
          <text:p text:style-name="P1">n1</text:p>
        </draw:rect>
        <draw:rect draw:style-name="gr9" draw:text-style-name="P1" draw:id="id24" draw:layer="layout" svg:width="2cm" svg:height="1cm" svg:x="22.5cm" svg:y="7.5cm">
          <text:p text:style-name="P1">n1</text:p>
        </draw:rect>
        <draw:rect draw:style-name="gr9" draw:text-style-name="P1" draw:id="id26" draw:layer="layout" svg:width="2cm" svg:height="1cm" svg:x="22.5cm" svg:y="8.5cm">
          <text:p text:style-name="P1">n1</text:p>
        </draw:rect>
        <draw:frame draw:style-name="gr6" draw:text-style-name="P1" draw:layer="layout" svg:width="3cm" svg:height="0.963cm" svg:x="10.7cm" svg:y="1cm">
          <draw:text-box>
            <text:p text:style-name="P1">normals</text:p>
          </draw:text-box>
        </draw:frame>
        <draw:frame draw:style-name="gr5" draw:layer="layout" svg:width="2.754cm" svg:height="0.963cm" svg:x="22.5cm" svg:y="1.537cm">
          <draw:text-box>
            <text:p>normals</text:p>
          </draw:text-box>
        </draw:frame>
        <draw:rect draw:style-name="gr10" draw:text-style-name="P1" draw:layer="layout" svg:width="1cm" svg:height="1cm" svg:x="17.5cm" svg:y="2.5cm">
          <text:p text:style-name="P1">v0</text:p>
        </draw:rect>
        <draw:rect draw:style-name="gr10" draw:text-style-name="P1" draw:layer="layout" svg:width="1cm" svg:height="1cm" svg:x="17.5cm" svg:y="3.5cm">
          <text:p text:style-name="P1">v1</text:p>
        </draw:rect>
        <draw:rect draw:style-name="gr10" draw:text-style-name="P1" draw:layer="layout" svg:width="1cm" svg:height="1cm" svg:x="17.5cm" svg:y="4.5cm">
          <text:p text:style-name="P1">v2</text:p>
        </draw:rect>
        <draw:rect draw:style-name="gr10" draw:text-style-name="P1" draw:layer="layout" svg:width="1cm" svg:height="1cm" svg:x="17.5cm" svg:y="5.5cm">
          <text:p text:style-name="P1">v3</text:p>
        </draw:rect>
        <draw:rect draw:style-name="gr10" draw:text-style-name="P1" draw:layer="layout" svg:width="1cm" svg:height="1cm" svg:x="17.5cm" svg:y="6.5cm">
          <text:p text:style-name="P1">v4</text:p>
        </draw:rect>
        <draw:rect draw:style-name="gr10" draw:text-style-name="P1" draw:layer="layout" svg:width="1cm" svg:height="1cm" svg:x="17.5cm" svg:y="8.5cm">
          <text:p text:style-name="P1">v6</text:p>
        </draw:rect>
        <draw:rect draw:style-name="gr10" draw:text-style-name="P1" draw:layer="layout" svg:width="1cm" svg:height="1cm" svg:x="17.5cm" svg:y="7.5cm">
          <text:p text:style-name="P1">v5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3:11:59.50</dc:date>
    <dc:creator>Jonathan Hartley</dc:creator>
    <meta:editing-duration>PT03H37M50S</meta:editing-duration>
    <meta:editing-cycles>17</meta:editing-cycles>
    <meta:generator>OpenOffice.org/3.2$Win32 OpenOffice.org_project/320m12$Build-9483</meta:generator>
    <meta:document-statistic meta:object-count="74"/>
  </office:meta>
</office:document-meta>
</file>